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NameTreePanel.ignore( Collection fqnLoggersTo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useFocusOnListener.ignoreLoggerAtPoint( Point 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gerNameTreePanel.updateIgnore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propertyChange( PropertyChange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erTreePopupMenu.ini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erNameTreePanel.createClos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erNameTreePanel.createClearIgnoreLis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useFocusOnListener.mouseClicked( Mouse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ggerNameTreePanel.updateHiddenSetMod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erNameTreePanel.collapseCurrentlySelectedN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ggerNameTreePanel.getLoggerName( Tree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erNameTreePanel.createIgnore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ggerNameTree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getHidd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treeNodesRemov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erNameTreePanel.valueChanged( TreeSelectionEvent 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ggerNameTreePanel.createExpand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erNameTreePanel.createCollaps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erNameTreePanel.treeStructureChang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erNameTreeCellRenderer.LoggerNameTree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erNameTreePanel.stateChanged( 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NameTreePanel.setFocusOn( String new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erNameTreePanel.add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createEditLogg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erNameTreePanel.removeChangeListener( 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LoggerNameTreePanel( LogPanelLoggerTreeModel logTreeModel , LogPanelPreferenceModel preferenceMode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156">
            <text:p text:style-name="Table_20_Contents">156</text:p>
          </table:table-cell>
        </table:table-row>
        <table:table-row>
          <table:table-cell office:value-type="string">
            <text:p text:style-name="Table_20_Contents">LoggerNameTreePanel.isFocusOn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actionPerformed( final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gerNameTreePanel.setFocusOnSelected( boolean sel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erTreePopupMenu.show( Component invoker , int x , in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gerNameTreePanel.getLoggerColor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expandCurrentlySelectedN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oggerNameTreePanel.getToolTipText( MouseEvent 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erNameTreePanel.createFocusO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erTreePopupMenu.LoggerTre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treeNodesChanged( Tre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gerNameTreePanel.propertyChange( PropertyChange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TreePane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FocusOnListener.focusAnLoggerAtPoint( Point 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gerNameTreePanel.updateAllIgnoreStu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NameTreePanel.setupListener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LoggerNameTreePanel.configureToolba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ggerNameTreePanel.reconfigureMenu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gerNameTreePanel.evaluate( Logging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erNameTreePanel.mouseClick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erNameTreePanel.ensureRootExpa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gerNameTreeCellRenderer.getTreeCellRendererComponent( JTree tree , Object value , boolean sel , boolean expanded , boolean leaf , int row , boolean foc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useFocusOnListener.getLoggerAtPoint( Point 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useKeyIconListener.mouseMov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erNameTreePanel.toggleFocus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NameTreePanel.fireChang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erNameTreePanel.toggleHiddenLogger( Strin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erNameTreePanel.getCurrentlySelectedLogger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gerNameTreePanel.treeNodesInserted( TreeModel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